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outEditorPane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youtEditorPane.addOkActionListener( Action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EditorPane.create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ayoutEditorPane.createCu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ayoutEditorPane.insertUpdate( Document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EditorPane.removeUpdate( Document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EditorPane.setup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ayoutEditorPane.caretUpdate( Caret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EditorPane.LayoutEditorPa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ayoutEditorPane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youtEditorPane.getConversion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EditorPane.initCompon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LayoutEditorPane.setConversion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EditorPane.createCopy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ayoutEditorPane.changedUpdate( Document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EditorPane.updateTextActions(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youtEditorPane.updatePre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youtEditorPane.addCancelActionListener( Action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